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0000000A007272BC4.png"/>
  <manifest:file-entry manifest:media-type="image/png" manifest:full-path="Pictures/10000201000001B9000001213FB27A05.png"/>
  <manifest:file-entry manifest:media-type="image/png" manifest:full-path="Pictures/10000000000000200000002000309F1C.png"/>
  <manifest:file-entry manifest:media-type="image/png" manifest:full-path="Pictures/100000000000064000000640D10933A0.png"/>
  <manifest:file-entry manifest:media-type="image/svg+xml" manifest:full-path="Pictures/10003DDA0000108900001089D0025DA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fill="none" draw:textarea-vertical-align="middle"/>
    </style:style>
    <style:style style:name="gr2" style:family="graphic" style:parent-style-name="objectwithoutfill">
      <style:graphic-properties draw:stroke="dash" draw:stroke-dash="Dashed_20__28_var_29_" svg:stroke-width="0.1cm" draw:marker-start="" draw:marker-start-width="0.35cm" draw:marker-end-width="0.35cm" draw:stroke-linejoin="none" draw:fill="none" draw:textarea-vertical-align="middle" fo:padding-top="0.05cm" fo:padding-bottom="0.05cm" fo:padding-left="0.05cm" fo:padding-right="0.0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" draw:stroke-linejoin="none" draw:textarea-vertical-align="middle"/>
    </style:style>
    <style:style style:name="gr6" style:family="graphic" style:parent-style-name="standard">
      <style:graphic-properties svg:stroke-color="#ffffff" draw:marker-start="" draw:stroke-linejoin="none" draw:fill="solid" draw:fill-color="#ffffff" draw:textarea-vertical-align="middle"/>
    </style:style>
    <style:style style:name="gr7" style:family="graphic" style:parent-style-name="standard">
      <style:graphic-properties svg:stroke-width="0.051cm" draw:marker-start="" draw:marker-start-width="0.356cm" draw:marker-end-width="0.356cm" draw:stroke-linejoin="none" draw:fill="solid" draw:fill-color="#ffff00" draw:textarea-vertical-align="middle" fo:padding-top="0.026cm" fo:padding-bottom="0.026cm" fo:padding-left="0.026cm" fo:padding-right="0.026cm"/>
    </style:style>
    <style:style style:name="gr8" style:family="graphic" style:parent-style-name="objectwithoutfill">
      <style:graphic-properties svg:stroke-width="0.152cm" draw:marker-start="" draw:marker-start-width="0.66cm" draw:marker-end-width="0.66cm" draw:stroke-linejoin="none" draw:fill="none" draw:textarea-vertical-align="middle" fo:padding-top="0.076cm" fo:padding-bottom="0.076cm" fo:padding-left="0.076cm" fo:padding-right="0.076cm"/>
    </style:style>
    <style:style style:name="gr9" style:family="graphic" style:parent-style-name="objectwithoutfill">
      <style:graphic-properties draw:stroke="dash" draw:stroke-dash="_32__20_Dots_20_1_20_Dash" draw:marker-start="" draw:stroke-linejoin="none" draw:fill="none" draw:textarea-vertical-align="middle"/>
    </style:style>
    <style:style style:name="gr10" style:family="graphic" style:parent-style-name="standard">
      <style:graphic-properties svg:stroke-width="0.051cm" draw:marker-start="" draw:marker-start-width="0.355cm" draw:marker-end-width="0.355cm" draw:stroke-linejoin="none" draw:fill="solid" draw:fill-color="#ffff99" draw:textarea-vertical-align="middle" fo:padding-top="0.025cm" fo:padding-bottom="0.025cm" fo:padding-left="0.025cm" fo:padding-right="0.025cm"/>
    </style:style>
    <style:style style:name="gr11" style:family="graphic" style:parent-style-name="objectwithoutfill">
      <style:graphic-properties svg:stroke-width="0.102cm" draw:marker-start="" draw:marker-start-width="0.509cm" draw:marker-end-width="0.509cm" draw:stroke-linejoin="none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4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3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5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1.543cm"/>
    </style:style>
    <style:style style:name="gr17" style:family="graphic" style:parent-style-name="standard">
      <style:graphic-properties draw:stroke="dash" draw:stroke-dash="_32__20_Dots_20_1_20_Dash" draw:textarea-vertical-align="middl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4cm" svg:y1="16.2cm" svg:x2="24.8cm" svg:y2="16cm">
          <text:p/>
        </draw:line>
        <draw:polyline draw:style-name="gr2" draw:text-style-name="P1" draw:layer="layout" svg:width="8.699cm" svg:height="5.399cm" svg:x="3.8cm" svg:y="10.3cm" svg:viewBox="0 0 8700 5400" draw:points="8700,0 8700,2365 0,2300 0,5400">
          <text:p/>
        </draw:polyline>
        <draw:line draw:style-name="gr2" draw:text-style-name="P1" draw:layer="layout" svg:x1="13.3cm" svg:y1="10cm" svg:x2="13.2cm" svg:y2="15.7cm">
          <text:p/>
        </draw:line>
        <draw:polyline draw:style-name="gr2" draw:text-style-name="P1" draw:layer="layout" svg:width="7.599cm" svg:height="5.499cm" svg:x="14.1cm" svg:y="10.2cm" svg:viewBox="0 0 7600 5500" draw:points="0,0 0,2400 7600,2400 7600,5500">
          <text:p/>
        </draw:polyline>
        <draw:frame draw:style-name="gr3" draw:text-style-name="P1" draw:layer="layout" svg:width="2.119cm" svg:height="2.119cm" svg:x="23.8cm" svg:y="14.4cm">
          <draw:image xlink:href="Pictures/10000201000000A0000000A007272BC4.png" xlink:type="simple" xlink:show="embed" xlink:actuate="onLoad"/>
          <draw:image xlink:href="Pictures/10003DDA0000108900001089D0025DA2.svg" xlink:type="simple" xlink:show="embed" xlink:actuate="onLoad">
            <text:p/>
          </draw:image>
        </draw:frame>
        <draw:line draw:style-name="gr1" draw:text-style-name="P1" draw:layer="layout" svg:x1="23.2cm" svg:y1="16.7cm" svg:x2="24.2cm" svg:y2="17.1cm">
          <text:p/>
        </draw:line>
        <draw:frame draw:style-name="gr3" draw:text-style-name="P1" draw:layer="layout" svg:width="1.269cm" svg:height="1.269cm" draw:transform="rotate (-1.57079632679579) translate (25.1cm 16.631cm)">
          <draw:image xlink:href="Pictures/100000000000064000000640D10933A0.png" xlink:type="simple" xlink:show="embed" xlink:actuate="onLoad">
            <text:p/>
          </draw:image>
        </draw:frame>
        <draw:line draw:style-name="gr1" draw:text-style-name="P1" draw:layer="layout" svg:x1="14.5cm" svg:y1="16.201cm" svg:x2="15.9cm" svg:y2="16.001cm">
          <text:p/>
        </draw:line>
        <draw:frame draw:style-name="gr3" draw:text-style-name="P1" draw:layer="layout" svg:width="2.119cm" svg:height="2.119cm" svg:x="14.9cm" svg:y="14.401cm">
          <draw:image xlink:href="Pictures/10000201000000A0000000A007272BC4.png" xlink:type="simple" xlink:show="embed" xlink:actuate="onLoad"/>
          <draw:image xlink:href="Pictures/10003DDA0000108900001089D0025DA2.svg" xlink:type="simple" xlink:show="embed" xlink:actuate="onLoad">
            <text:p/>
          </draw:image>
        </draw:frame>
        <draw:line draw:style-name="gr1" draw:text-style-name="P1" draw:layer="layout" svg:x1="14.3cm" svg:y1="16.701cm" svg:x2="15.3cm" svg:y2="17.101cm">
          <text:p/>
        </draw:line>
        <draw:frame draw:style-name="gr3" draw:text-style-name="P1" draw:layer="layout" svg:width="1.269cm" svg:height="1.269cm" draw:transform="rotate (-1.57079632679579) translate (16.2cm 16.632cm)">
          <draw:image xlink:href="Pictures/100000000000064000000640D10933A0.png" xlink:type="simple" xlink:show="embed" xlink:actuate="onLoad">
            <text:p/>
          </draw:image>
        </draw:frame>
        <draw:g>
          <draw:line draw:style-name="gr1" draw:text-style-name="P1" draw:layer="layout" svg:x1="5.3cm" svg:y1="16.201cm" svg:x2="6.7cm" svg:y2="16.001cm">
            <text:p/>
          </draw:line>
          <draw:frame draw:style-name="gr3" draw:text-style-name="P1" draw:layer="layout" svg:width="2.119cm" svg:height="2.119cm" svg:x="5.7cm" svg:y="14.401cm">
            <draw:image xlink:href="Pictures/10000201000000A0000000A007272BC4.png" xlink:type="simple" xlink:show="embed" xlink:actuate="onLoad"/>
            <draw:image xlink:href="Pictures/10003DDA0000108900001089D0025DA2.svg" xlink:type="simple" xlink:show="embed" xlink:actuate="onLoad">
              <text:p/>
            </draw:image>
          </draw:frame>
          <draw:line draw:style-name="gr1" draw:text-style-name="P1" draw:layer="layout" svg:x1="5.1cm" svg:y1="16.701cm" svg:x2="6.1cm" svg:y2="17.101cm">
            <text:p/>
          </draw:line>
          <draw:frame draw:style-name="gr3" draw:text-style-name="P1" draw:layer="layout" svg:width="1.269cm" svg:height="1.269cm" draw:transform="rotate (-1.57079632679579) translate (7cm 16.632cm)">
            <draw:image xlink:href="Pictures/100000000000064000000640D10933A0.png" xlink:type="simple" xlink:show="embed" xlink:actuate="onLoad">
              <text:p/>
            </draw:image>
          </draw:frame>
        </draw:g>
        <draw:line draw:style-name="gr4" draw:text-style-name="P1" draw:layer="layout" svg:x1="14.6cm" svg:y1="9cm" svg:x2="18.8cm" svg:y2="8.2cm">
          <text:p/>
        </draw:line>
        <draw:g>
          <draw:g>
            <draw:ellipse draw:style-name="gr5" draw:text-style-name="P1" draw:layer="layout" svg:width="0.586cm" svg:height="0.587cm" draw:transform="skewX (-0.00174532925199404) rotate (-0.693244778893203) translate (11.601cm 6.462cm)">
              <text:p/>
            </draw:ellipse>
            <draw:circle draw:style-name="gr5" draw:text-style-name="P1" draw:layer="layout" svg:width="1.108cm" svg:height="1.108cm" draw:transform="skewX (-0.000872664625997121) rotate (-0.6941174435192) translate (11.557cm 6.084cm)">
              <text:p/>
            </draw:circle>
            <draw:ellipse draw:style-name="gr5" draw:text-style-name="P1" draw:layer="layout" svg:width="1.564cm" svg:height="1.629cm" draw:transform="skewX (-0.00122173047639582) rotate (-0.693244778893203) translate (11.546cm 5.736cm)">
              <text:p/>
            </draw:ellipse>
            <draw:polygon draw:style-name="gr6" draw:text-style-name="P1" draw:layer="layout" svg:width="1.892cm" svg:height="1.342cm" svg:x="10.593cm" svg:y="6.487cm" svg:viewBox="0 0 1893 1343" draw:points="1000,391 1892,30 1893,1049 719,1343 0,576 224,0">
              <text:p/>
            </draw:polygon>
          </draw:g>
          <draw:rect draw:style-name="gr7" draw:text-style-name="P1" draw:layer="layout" svg:width="3.5cm" svg:height="2.5cm" svg:x="11.7cm" svg:y="7.9cm">
            <text:p text:style-name="P1">WASP</text:p>
            <text:p text:style-name="P1">Controller</text:p>
            <text:p text:style-name="P1">(ID = 1)</text:p>
          </draw:rect>
          <draw:polyline draw:style-name="gr8" draw:text-style-name="P1" draw:layer="layout" svg:width="0.599cm" svg:height="0.899cm" svg:x="11.6cm" svg:y="7cm" svg:viewBox="0 0 600 900" draw:points="600,900 600,500 0,0">
            <text:p/>
          </draw:polyline>
        </draw:g>
        <draw:frame draw:style-name="gr3" draw:text-style-name="P1" draw:layer="layout" svg:width="6.648cm" svg:height="4.831cm" svg:x="17.852cm" svg:y="4.3cm">
          <draw:image xlink:href="Pictures/10000201000001B9000001213FB27A05.png" xlink:type="simple" xlink:show="embed" xlink:actuate="onLoad">
            <text:p/>
          </draw:image>
        </draw:frame>
        <draw:line draw:style-name="gr9" draw:text-style-name="P1" draw:layer="layout" svg:x1="5.1cm" svg:y1="16.5cm" svg:x2="12.7cm" svg:y2="16.5cm">
          <text:p/>
        </draw:line>
        <draw:line draw:style-name="gr9" draw:text-style-name="P1" draw:layer="layout" svg:x1="13.8cm" svg:y1="16.5cm" svg:x2="21.4cm" svg:y2="16.5cm">
          <text:p/>
        </draw:line>
        <draw:g xml:id="id1" draw:id="id1">
          <draw:rect draw:style-name="gr10" draw:text-style-name="P1" draw:layer="layout" svg:width="2.2cm" svg:height="1.1cm" svg:x="21.2cm" svg:y="15.744cm">
            <text:p text:style-name="P1">WASP</text:p>
            <text:p text:style-name="P1">Slave 4</text:p>
          </draw:rect>
          <draw:polyline draw:style-name="gr11" draw:text-style-name="P1" draw:layer="layout" svg:width="0.599cm" svg:height="0.899cm" svg:x="22.3cm" svg:y="14.844cm" svg:viewBox="0 0 600 900" draw:points="0,900 0,500 600,0">
            <text:p/>
          </draw:polyline>
        </draw:g>
        <draw:g xml:id="id2" draw:id="id2">
          <draw:rect draw:style-name="gr10" draw:text-style-name="P1" draw:layer="layout" svg:width="2.2cm" svg:height="1.1cm" svg:x="3.2cm" svg:y="15.744cm">
            <text:p text:style-name="P1">WASP</text:p>
            <text:p text:style-name="P1">Slave 2</text:p>
          </draw:rect>
          <draw:polyline draw:style-name="gr11" draw:text-style-name="P1" draw:layer="layout" svg:width="0.599cm" svg:height="0.899cm" svg:x="4.3cm" svg:y="14.844cm" svg:viewBox="0 0 600 900" draw:points="0,900 0,500 600,0">
            <text:p/>
          </draw:polyline>
        </draw:g>
        <draw:g>
          <draw:rect draw:style-name="gr10" draw:text-style-name="P1" draw:layer="layout" svg:width="2.2cm" svg:height="1.1cm" svg:x="12.4cm" svg:y="15.744cm">
            <text:p text:style-name="P1">WASP</text:p>
            <text:p text:style-name="P1">Slave 3</text:p>
          </draw:rect>
          <draw:polyline draw:style-name="gr11" draw:text-style-name="P1" draw:layer="layout" svg:width="0.599cm" svg:height="0.899cm" svg:x="13.5cm" svg:y="14.844cm" svg:viewBox="0 0 600 900" draw:points="0,900 0,500 600,0">
            <text:p/>
          </draw:polyline>
        </draw:g>
        <draw:frame draw:style-name="gr12" draw:layer="layout" svg:width="2.457cm" svg:height="0.39cm" svg:x="6.2cm" svg:y="14.5cm">
          <draw:text-box>
            <text:p>LED pixel string</text:p>
          </draw:text-box>
        </draw:frame>
        <draw:frame draw:style-name="gr13" draw:layer="layout" svg:width="1.094cm" svg:height="0.39cm" svg:x="5.7cm" svg:y="17.7cm">
          <draw:text-box>
            <text:p>12 Vdc</text:p>
          </draw:text-box>
        </draw:frame>
        <draw:frame draw:style-name="gr14" draw:layer="layout" svg:width="2.377cm" svg:height="1.168cm" svg:x="9cm" svg:y="16.832cm">
          <draw:text-box>
            <text:p text:style-name="P1">Slave-to-Slave</text:p>
            <text:p text:style-name="P1">wireless</text:p>
            <text:p text:style-name="P1">communication</text:p>
          </draw:text-box>
        </draw:frame>
        <draw:frame draw:style-name="gr15" draw:layer="layout" svg:width="2.512cm" svg:height="1.168cm" svg:x="8.1cm" svg:y="11.132cm">
          <draw:text-box>
            <text:p text:style-name="P1">Controller-Slave</text:p>
            <text:p text:style-name="P1">wireless</text:p>
            <text:p text:style-name="P1">communication</text:p>
          </draw:text-box>
        </draw:frame>
        <draw:frame draw:style-name="gr16" draw:text-style-name="P1" draw:layer="layout" svg:width="1.543cm" svg:height="1.557cm" svg:x="17cm" svg:y="6.343cm">
          <draw:text-box>
            <text:p text:style-name="P1">WASP</text:p>
            <text:p text:style-name="P1">console</text:p>
            <text:p text:style-name="P1">via USB</text:p>
            <text:p text:style-name="P1">serial port</text:p>
          </draw:text-box>
        </draw:frame>
        <draw:connector draw:style-name="gr17" draw:text-style-name="P1" draw:layer="layout" draw:line-skew="1.43cm" svg:x1="22.3cm" svg:y1="16.844cm" svg:x2="4.3cm" svg:y2="16.844cm" draw:start-shape="id1" draw:start-glue-point="2" draw:end-shape="id2" svg:d="M22300 16844v1956h-18000v-1956">
          <text:p/>
        </draw:connector>
        <draw:custom-shape draw:style-name="gr18" draw:text-style-name="P1" draw:layer="layout" svg:width="1cm" svg:height="0.5cm" svg:x="12.9cm" svg:y="18.564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cm" svg:height="0.5cm" svg:x="8.7cm" svg:y="16.236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cm" svg:height="0.5cm" svg:x="17.601cm" svg:y="16.237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6.145cm" svg:height="0.39cm" svg:x="14.7cm" svg:y="18.264cm">
          <draw:text-box>
            <text:p>Group 128 (member slaves 2, 3, and 4)</text:p>
          </draw:text-box>
        </draw:frame>
        <draw:custom-shape draw:style-name="gr20" draw:text-style-name="P1" draw:layer="layout" svg:width="1cm" svg:height="0.5cm" svg:x="7.5cm" svg:y="12.4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1cm" svg:height="0.5cm" svg:x="17cm" svg:y="12.369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1cm" svg:height="0.5cm" draw:transform="rotate (-1.57079632679579) translate (13.484cm 12.951cm)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Circle" draw:marker-start-width="0.2cm" draw:marker-start-center="false" draw:marker-end-width="0.2cm" draw:marker-end-center="false" draw:stroke-linejoin="none" svg:stroke-linecap="butt" draw:fill="none" draw:fill-color="#cfe7f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v S</meta:initial-creator>
    <meta:creation-date>2014-03-10T21:20:22</meta:creation-date>
    <dc:date>2019-04-06T14:56:26.25</dc:date>
    <meta:editing-duration>P1DT1H15M25S</meta:editing-duration>
    <meta:editing-cycles>32</meta:editing-cycles>
    <meta:generator>OpenOffice/4.1.1$Win32 OpenOffice.org_project/411m6$Build-9775</meta:generator>
    <meta:document-statistic meta:object-count="50"/>
  </office:meta>
</office:document-meta>
</file>